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1e6b7c" officeooo:paragraph-rsid="001e6b7c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normal" officeooo:rsid="002012e4" officeooo:paragraph-rsid="002012e4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normal" officeooo:rsid="00161bc4" officeooo:paragraph-rsid="00161bc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1346a0" officeooo:paragraph-rsid="001346a0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720c8" officeooo:paragraph-rsid="00161bc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720c8" officeooo:paragraph-rsid="001720c8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61bc4" officeooo:paragraph-rsid="00146f3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46f3c" officeooo:paragraph-rsid="00146f3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2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21d7c5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3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22063b" officeooo:paragraph-rsid="0022063b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273b7" officeooo:paragraph-rsid="002273b7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0dcd" officeooo:paragraph-rsid="00290dcd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f783" officeooo:paragraph-rsid="0029f783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68d7" officeooo:paragraph-rsid="002b68d7" style:font-size-asian="10.5pt" style:font-weight-asian="normal" style:font-size-complex="12pt" style:font-weight-complex="normal"/>
    </style:style>
    <style:style style:name="P18" style:family="paragraph" style:parent-style-name="Standard" style:master-page-name="Standard">
      <style:paragraph-properties style:page-number="auto"/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variant="normal" fo:text-transform="none" fo:color="#3c3c3c" fo:font-size="12pt" fo:letter-spacing="normal" style:text-underline-style="none" fo:font-weight="normal" officeooo:rsid="0019d2da" officeooo:paragraph-rsid="0019d2da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1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e6b7c" officeooo:paragraph-rsid="001e6b7c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2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2012e4" officeooo:paragraph-rsid="002012e4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3" style:family="paragraph" style:parent-style-name="Standard">
      <style:text-properties fo:font-variant="normal" fo:text-transform="none" fo:color="#202124" style:text-position="0% 100%" fo:font-size="10.5pt" fo:letter-spacing="normal" style:text-underline-style="none" fo:font-weight="normal" officeooo:rsid="002b68d7" officeooo:paragraph-rsid="002b68d7" style:font-size-asian="10.5pt" style:font-weight-asian="normal" style:font-size-complex="10.5pt" style:font-weight-complex="normal"/>
    </style:style>
    <style:style style:name="P24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526c" officeooo:paragraph-rsid="002b526c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32662b" officeooo:paragraph-rsid="0032662b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1bd5dd" officeooo:paragraph-rsid="001bd5dd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1e6b7c" officeooo:paragraph-rsid="001e6b7c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2273b7" officeooo:paragraph-rsid="002273b7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36a513" officeooo:paragraph-rsid="0036a513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3658e8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solid" style:text-underline-width="auto" style:text-underline-color="font-color" fo:font-weight="normal" officeooo:rsid="002f4ac0" officeooo:paragraph-rsid="002f4ac0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solid" style:text-underline-width="auto" style:text-underline-color="font-color" fo:font-weight="normal" officeooo:rsid="0030e3f0" officeooo:paragraph-rsid="0030e3f0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solid" style:text-underline-width="auto" style:text-underline-color="font-color" fo:font-weight="normal" officeooo:rsid="0034643f" officeooo:paragraph-rsid="0034643f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style:text-underline-style="solid" style:text-underline-width="auto" style:text-underline-color="font-color" fo:font-weight="normal" officeooo:rsid="0034a155" officeooo:paragraph-rsid="0034a155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style:text-underline-style="solid" style:text-underline-width="auto" style:text-underline-color="font-color" fo:font-weight="normal" officeooo:rsid="003658e8" officeooo:paragraph-rsid="003658e8" style:font-size-asian="10.5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635a8"/>
    </style:style>
    <style:style style:name="T3" style:family="text">
      <style:text-properties style:text-underline-style="none" officeooo:rsid="00228254"/>
    </style:style>
    <style:style style:name="T4" style:family="text">
      <style:text-properties style:text-underline-style="none" officeooo:rsid="00245c39"/>
    </style:style>
    <style:style style:name="T5" style:family="text">
      <style:text-properties style:text-underline-style="none" officeooo:rsid="00262e16"/>
    </style:style>
    <style:style style:name="T6" style:family="text">
      <style:text-properties style:text-underline-style="none" officeooo:rsid="0028dcb3"/>
    </style:style>
    <style:style style:name="T7" style:family="text">
      <style:text-properties style:text-underline-style="none" officeooo:rsid="00290dcd"/>
    </style:style>
    <style:style style:name="T8" style:family="text">
      <style:text-properties officeooo:rsid="0019d2da"/>
    </style:style>
    <style:style style:name="T9" style:family="text">
      <style:text-properties fo:font-style="normal"/>
    </style:style>
    <style:style style:name="T10" style:family="text">
      <style:text-properties fo:font-style="normal" officeooo:rsid="001d2a62"/>
    </style:style>
    <style:style style:name="T11" style:family="text">
      <style:text-properties fo:font-style="normal" officeooo:rsid="0021d7c5"/>
    </style:style>
    <style:style style:name="T12" style:family="text">
      <style:text-properties fo:font-variant="normal" fo:text-transform="none" fo:color="#3c3c3c" style:font-name="Calibri" fo:letter-spacing="normal" fo:language="en" fo:country="US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3" style:family="text">
      <style:text-properties fo:font-variant="normal" fo:text-transform="none" fo:color="#3c3c3c" style:font-name="Calibri" fo:letter-spacing="normal" fo:language="en" fo:country="US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4" style:family="text">
      <style:text-properties fo:font-variant="normal" fo:text-transform="none" fo:color="#3c3c3c" style:font-name="Calibri" fo:letter-spacing="normal" fo:language="en" fo:country="US" fo:font-style="normal" style:text-underline-style="none" style:letter-kerning="true" style:font-name-asian="宋体" style:language-asian="zh" style:country-asian="CN" style:font-name-complex="Times New Roman" style:language-complex="ar" style:country-complex="SA"/>
    </style:style>
    <style:style style:name="T15" style:family="text">
      <style:text-properties fo:font-variant="normal" fo:text-transform="none" fo:color="#3c3c3c" style:font-name="Calibri" fo:letter-spacing="normal" fo:language="en" fo:country="US" fo:font-style="normal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6" style:family="text">
      <style:text-properties style:text-position="super 58%" style:text-underline-style="none"/>
    </style:style>
    <style:style style:name="T17" style:family="text">
      <style:text-properties style:text-position="super 58%" style:text-underline-style="none" officeooo:rsid="0029f783"/>
    </style:style>
    <style:style style:name="T18" style:family="text">
      <style:text-properties style:text-position="0% 100%" style:text-underline-style="none"/>
    </style:style>
    <style:style style:name="T19" style:family="text">
      <style:text-properties style:text-position="0% 100%" style:text-underline-style="none" officeooo:rsid="0029f7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roof</text:p>
      <text:p text:style-name="P1"/>
      <text:p text:style-name="P2">Lecture 1 – Number Systems and Proof Techniques</text:p>
      <text:p text:style-name="P6">Any natural number can be obtained by adding 1 from 0</text:p>
      <text:p text:style-name="P10">0 is a natural number, <text:span text:style-name="T8">and an integer</text:span></text:p>
      <text:p text:style-name="P9">Rational numbers can be written as fraction (denominator not 0)</text:p>
      <text:p text:style-name="P5"><text:span text:style-name="T1">Real numbers are distances to points on a number line</text:span><text:span text:style-name="T2"> (decimals)</text:span></text:p>
      <text:p text:style-name="P7">Proof is a carefully reasoned argument to convince sceptical listener</text:p>
      <text:p text:style-name="P8">Discovery and proof required to solve problems</text:p>
      <text:p text:style-name="P8"/>
      <text:p text:style-name="P2">Lecture 2 – Properties of Odd and Even Numbers</text:p>
      <text:p text:style-name="P19">↔ - if and only if</text:p>
      <text:p text:style-name="P11">∃<text:span text:style-name="T9"> - existential quantifier. ‘</text:span><text:span text:style-name="T10">There exists’</text:span></text:p>
      <text:p text:style-name="P20"/>
      <text:p text:style-name="P2"><text:span text:style-name="T13">Le</text:span>cture 3 – Proving Existential Statements</text:p>
      <text:p text:style-name="P26">Q(x) <text:s/>- property of x</text:p>
      <text:p text:style-name="P27">Constructive proof – give an example that fits the property</text:p>
      <text:p text:style-name="P12">∃<text:span text:style-name="T11">x Q(x)</text:span></text:p>
      <text:p text:style-name="P13"><text:span text:style-name="T11">x </text:span><text:span text:style-name="T9">can represent more than 1 variable</text:span></text:p>
      <text:p text:style-name="P3"><text:span text:style-name="T1">E.g. Prove: </text:span><text:span text:style-name="T12">∃</text:span><text:span text:style-name="T15"> </text:span><text:span text:style-name="T14">an even integer n that can be written in 2 ways as a sum of 2 primes</text:span></text:p>
      <text:p text:style-name="P21">n = 22<text:tab/><text:tab/>22 = 11 + 11 = 3 + 19</text:p>
      <text:p text:style-name="P4"><text:span text:style-name="T14">Suppose r and s are integers. Prove </text:span><text:span text:style-name="T15">∃ </text:span><text:span text:style-name="T14">an integer k such that 22r + 18s = 2k</text:span></text:p>
      <text:p text:style-name="P22">k = 11r + 9s <text:tab/>22r + 18s = 2(11r + 9s) = 2.k<text:tab/>k = 11r + 9s</text:p>
      <text:p text:style-name="P22"/>
      <text:p text:style-name="P2">Lecture 4 – Proving Universal Statements</text:p>
      <text:p text:style-name="P28">Most are universal</text:p>
      <text:p text:style-name="P14"><text:span text:style-name="T1">∀ - </text:span><text:span text:style-name="T3">universal quan</text:span><text:span text:style-name="T4">t</text:span><text:span text:style-name="T3">if</text:span><text:span text:style-name="T5">i</text:span><text:span text:style-name="T3">er. </text:span><text:span text:style-name="T7">All numbers</text:span></text:p>
      <text:p text:style-name="P14"><text:span text:style-name="T3">∀</text:span><text:span text:style-name="T6">x if P(x) then Q(x)</text:span></text:p>
      <text:p text:style-name="P16"><text:span text:style-name="T6">P </text:span><text:span text:style-name="T1">limits the scope of the arbitrary objects</text:span></text:p>
      <text:p text:style-name="P15"><text:span text:style-name="T6">E.</text:span><text:span text:style-name="T1">g. if a and b are integers then 6a</text:span><text:span text:style-name="T16">2</text:span><text:span text:style-name="T18">b is even</text:span></text:p>
      <text:p text:style-name="P15"><text:span text:style-name="T18">6a</text:span><text:span text:style-name="T16">2</text:span><text:span text:style-name="T18">b = 2(3a</text:span><text:span text:style-name="T16">2</text:span><text:span text:style-name="T18">b) </text:span><text:span text:style-name="T19">therefore k=3a</text:span><text:span text:style-name="T17">2</text:span><text:span text:style-name="T19">b an integer. Therefore it is an even integer</text:span></text:p>
      <text:p text:style-name="P24"><text:span text:style-name="T19">S</text:span><text:span text:style-name="T18">ome statements can be proved with small n </text:span></text:p>
      <text:p text:style-name="P25"><text:span text:style-name="T18">Exhuastion – try every n </text:span></text:p>
      <text:p text:style-name="P17"><text:span text:style-name="T18">E.g. Prove that (n+1)</text:span><text:span text:style-name="T16">3</text:span><text:span text:style-name="T18"> &gt;= 3</text:span><text:span text:style-name="T16">n</text:span><text:span text:style-name="T18"> <text:tab/><text:tab/>0 &lt; n =&lt; 4</text:span></text:p>
      <text:p text:style-name="P23">n = 1 … 8 &gt;= 3 true<text:tab/><text:tab/>n =2 … 27 &gt;= 9 true<text:tab/>n = 3 … 64 &gt;= 27<text:tab/>n=4 … 125 &gt;= 81</text:p>
      <text:p text:style-name="P23"/>
      <text:p text:style-name="P2">Lecture 5 – Generalising from the Generic Particular</text:p>
      <text:p text:style-name="P34"><text:span text:style-name="T1">Choose a particular but arbitrarily chosen value</text:span></text:p>
      <text:p text:style-name="P35"><text:span text:style-name="T1">Show that it satisfies the property</text:span></text:p>
      <text:p text:style-name="P36"><text:span text:style-name="T1">Disprove universal statement with proof by counterexample</text:span></text:p>
      <text:p text:style-name="P31"/>
      <text:p text:style-name="P2">Lecture 7 – Proof by Cases</text:p>
      <text:p text:style-name="P29">Combination of generalising from generic particular and proof by exhuastion</text:p>
      <text:p text:style-name="P2"><text:soft-page-break/>Lecture 8 – Indirect Proofs</text:p>
      <text:p text:style-name="P2">Lecture 9 – Two Classic Results</text:p>
      <text:p text:style-name="P2">Lecture 10 – Indirect Proof of an Existential Statement</text:p>
      <text:p text:style-name="P2">Lecture 11 – Mathematical Induction</text:p>
      <text:p text:style-name="P2">Lecture 12 – Proving Properties of Programs</text:p>
      <text:p text:style-name="P2">Lecture 13 – Strong Induction</text:p>
      <text:p text:style-name="P2">Lecture 14 – Common Mistakes</text:p>
      <text:p text:style-name="P2"/>
      <text:p text:style-name="P1">Sets</text:p>
      <text:p text:style-name="P2">Lecture 1 – (Naive) Set Theory</text:p>
      <text:p text:style-name="P32"><text:span text:style-name="T1">Ordering and numerations of each element doesn’t matter</text:span></text:p>
      <text:p text:style-name="P32"><text:span text:style-name="T1">{3, 5, 7} = {7, 3, 3, 3, 5, 5, 7}</text:span></text:p>
      <text:p text:style-name="P33"><text:span text:style-name="T1">K-permutation – considers order AND number</text:span></text:p>
      <text:p text:style-name="P33"><text:span text:style-name="T1">K-combination – considers number only</text:span></text:p>
      <text:p text:style-name="P33"><text:span text:style-name="T1">E.g. S = {1,2,3,4,5}</text:span></text:p>
      <text:p text:style-name="P33"><text:span text:style-name="T1">3-permutation = {1,2,3} {3,2,1}, {2,1,3}, …, {1,4,5}, {4,5,1}, …, {5,2,1}, {2,5,1}, …</text:span></text:p>
      <text:p text:style-name="P33"><text:span text:style-name="T1">3-combination = {1,2,3}, {1,2,4}, {1,2,5}, {1,3,4}, {1,3,5}, {1,4,1}, {1,4,5}</text:span></text:p>
      <text:p text:style-name="P2">Lecture 2 – Subsets and Set Equality</text:p>
      <text:p text:style-name="P2">Lecture 3 – Additional Examples</text:p>
      <text:p text:style-name="P2">Lecture 4 – Set Operations</text:p>
      <text:p text:style-name="P2">Lecture 5 – Proving Identities</text:p>
      <text:p text:style-name="P2">Lecture 6 – The Algebra of Sets</text:p>
      <text:p text:style-name="P2">Lecture 7 – Cardinality of Sets</text:p>
      <text:p text:style-name="P2">Lecture 8 – Russel’s Parado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date>2021-01-11T17:44:41.006498235</dc:date>
    <meta:editing-cycles>39</meta:editing-cycles>
    <meta:editing-duration>P2DT19H15M30S</meta:editing-duration>
    <meta:generator>LibreOffice/6.1.5.2$Linux_X86_64 LibreOffice_project/10$Build-2</meta:generator>
    <meta:document-statistic meta:table-count="0" meta:image-count="0" meta:object-count="0" meta:page-count="2" meta:paragraph-count="60" meta:word-count="452" meta:character-count="2495" meta:non-whitespace-character-count="2070"/>
  </office:meta>
</office:document-meta>
</file>